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/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0.0103368759155" calcext:value-type="float">
            <text:p>0,0103368759</text:p>
          </table:table-cell>
          <table:table-cell office:value-type="float" office:value="20.4059510231" calcext:value-type="float">
            <text:p>20,405951023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02660655975" calcext:value-type="float">
            <text:p>0,0102660656</text:p>
          </table:table-cell>
          <table:table-cell office:value-type="float" office:value="19.9239752293" calcext:value-type="float">
            <text:p>19,923975229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073430181789" calcext:value-type="float">
            <text:p>97,51</text:p>
          </table:table-cell>
          <table:table-cell table:style-name="ce3" table:formula="of:=([.F4]/12597)*100" office:value-type="float" office:value="2.49265698182107" calcext:value-type="float">
            <text:p>2,49</text:p>
          </table:table-cell>
          <table:table-cell/>
          <table:table-cell table:style-name="ce4" table:formula="of:=[.E20]+[.H20]" office:value-type="float" office:value="12283" calcext:value-type="float">
            <text:p>12283</text:p>
          </table:table-cell>
          <table:table-cell table:formula="of:=12597-[.E4]" office:value-type="float" office:value="314" calcext:value-type="float">
            <text:p>314</text:p>
          </table:table-cell>
          <table:table-cell office:value-type="float" office:value="0.0105907917023" calcext:value-type="float">
            <text:p>0,0105907917</text:p>
          </table:table-cell>
          <table:table-cell office:value-type="float" office:value="19.9229860306" calcext:value-type="float">
            <text:p>19,92298603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2768913233309" calcext:value-type="float">
            <text:p>96,28</text:p>
          </table:table-cell>
          <table:table-cell table:style-name="ce3" table:formula="of:=([.F5]/12597)*100" office:value-type="float" office:value="3.72310867666905" calcext:value-type="float">
            <text:p>3,72</text:p>
          </table:table-cell>
          <table:table-cell/>
          <table:table-cell table:style-name="ce4" table:formula="of:=[.E21]+[.H21]" office:value-type="float" office:value="12128" calcext:value-type="float">
            <text:p>12128</text:p>
          </table:table-cell>
          <table:table-cell table:formula="of:=12597-[.E5]" office:value-type="float" office:value="469" calcext:value-type="float">
            <text:p>469</text:p>
          </table:table-cell>
          <table:table-cell office:value-type="float" office:value="0.0105710029602" calcext:value-type="float">
            <text:p>0,010571003</text:p>
          </table:table-cell>
          <table:table-cell office:value-type="float" office:value="19.9309310913" calcext:value-type="float">
            <text:p>19,93093109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753512741129" calcext:value-type="float">
            <text:p>96,48</text:p>
          </table:table-cell>
          <table:table-cell table:style-name="ce3" table:formula="of:=([.F6]/12597)*100" office:value-type="float" office:value="3.52464872588712" calcext:value-type="float">
            <text:p>3,52</text:p>
          </table:table-cell>
          <table:table-cell/>
          <table:table-cell table:style-name="ce4" table:formula="of:=[.E22]+[.H22]" office:value-type="float" office:value="12153" calcext:value-type="float">
            <text:p>12153</text:p>
          </table:table-cell>
          <table:table-cell table:formula="of:=12597-[.E6]" office:value-type="float" office:value="444" calcext:value-type="float">
            <text:p>444</text:p>
          </table:table-cell>
          <table:table-cell office:value-type="float" office:value="0.0106511116028" calcext:value-type="float">
            <text:p>0,0106511116</text:p>
          </table:table-cell>
          <table:table-cell office:value-type="float" office:value="19.9343109131" calcext:value-type="float">
            <text:p>19,934310913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5944272445821" calcext:value-type="float">
            <text:p>96,59</text:p>
          </table:table-cell>
          <table:table-cell table:style-name="ce3" table:formula="of:=([.F7]/12597)*100" office:value-type="float" office:value="3.40557275541796" calcext:value-type="float">
            <text:p>3,41</text:p>
          </table:table-cell>
          <table:table-cell/>
          <table:table-cell table:style-name="ce4" table:formula="of:=[.E23]+[.H23]" office:value-type="float" office:value="12168" calcext:value-type="float">
            <text:p>12168</text:p>
          </table:table-cell>
          <table:table-cell table:formula="of:=12597-[.E7]" office:value-type="float" office:value="429" calcext:value-type="float">
            <text:p>429</text:p>
          </table:table-cell>
          <table:table-cell office:value-type="float" office:value="0.0104930400848" calcext:value-type="float">
            <text:p>0,0104930401</text:p>
          </table:table-cell>
          <table:table-cell office:value-type="float" office:value="19.9294939041" calcext:value-type="float">
            <text:p>19,929493904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7296181630547" calcext:value-type="float">
            <text:p>97,73</text:p>
          </table:table-cell>
          <table:table-cell table:style-name="ce3" table:formula="of:=([.F8]/12597)*100" office:value-type="float" office:value="2.2703818369453" calcext:value-type="float">
            <text:p>2,27</text:p>
          </table:table-cell>
          <table:table-cell/>
          <table:table-cell table:style-name="ce4" table:formula="of:=[.E24]+[.H24]" office:value-type="float" office:value="12311" calcext:value-type="float">
            <text:p>12311</text:p>
          </table:table-cell>
          <table:table-cell table:formula="of:=12597-[.E8]" office:value-type="float" office:value="286" calcext:value-type="float">
            <text:p>286</text:p>
          </table:table-cell>
          <table:table-cell office:value-type="float" office:value="0.0106451511383" calcext:value-type="float">
            <text:p>0,0106451511</text:p>
          </table:table-cell>
          <table:table-cell office:value-type="float" office:value="19.9166669846" calcext:value-type="float">
            <text:p>19,916666984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200206398349" calcext:value-type="float">
            <text:p>97,42</text:p>
          </table:table-cell>
          <table:table-cell table:style-name="ce3" table:formula="of:=([.F9]/12597)*100" office:value-type="float" office:value="2.57997936016512" calcext:value-type="float">
            <text:p>2,58</text:p>
          </table:table-cell>
          <table:table-cell/>
          <table:table-cell table:style-name="ce4" table:formula="of:=[.E25]+[.H25]" office:value-type="float" office:value="12272" calcext:value-type="float">
            <text:p>12272</text:p>
          </table:table-cell>
          <table:table-cell table:formula="of:=12597-[.E9]" office:value-type="float" office:value="325" calcext:value-type="float">
            <text:p>325</text:p>
          </table:table-cell>
          <table:table-cell office:value-type="float" office:value="0.0104198455811" calcext:value-type="float">
            <text:p>0,0104198456</text:p>
          </table:table-cell>
          <table:table-cell office:value-type="float" office:value="19.9016039371" calcext:value-type="float">
            <text:p>19,901603937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1736921489243" calcext:value-type="float">
            <text:p>96,17</text:p>
          </table:table-cell>
          <table:table-cell table:style-name="ce3" table:formula="of:=([.F10]/12597)*100" office:value-type="float" office:value="3.82630785107565" calcext:value-type="float">
            <text:p>3,83</text:p>
          </table:table-cell>
          <table:table-cell/>
          <table:table-cell table:style-name="ce4" table:formula="of:=[.E26]+[.H26]" office:value-type="float" office:value="12115" calcext:value-type="float">
            <text:p>12115</text:p>
          </table:table-cell>
          <table:table-cell table:formula="of:=12597-[.E10]" office:value-type="float" office:value="482" calcext:value-type="float">
            <text:p>482</text:p>
          </table:table-cell>
          <table:table-cell office:value-type="float" office:value="0.0106301307678" calcext:value-type="float">
            <text:p>0,0106301308</text:p>
          </table:table-cell>
          <table:table-cell office:value-type="float" office:value="19.9183709621" calcext:value-type="float">
            <text:p>19,918370962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247598634596" calcext:value-type="float">
            <text:p>97,32</text:p>
          </table:table-cell>
          <table:table-cell table:style-name="ce3" table:formula="of:=([.F11]/12597)*100" office:value-type="float" office:value="2.67524013654045" calcext:value-type="float">
            <text:p>2,68</text:p>
          </table:table-cell>
          <table:table-cell/>
          <table:table-cell table:style-name="ce4" table:formula="of:=[.E27]+[.H27]" office:value-type="float" office:value="12260" calcext:value-type="float">
            <text:p>12260</text:p>
          </table:table-cell>
          <table:table-cell table:formula="of:=12597-[.E11]" office:value-type="float" office:value="337" calcext:value-type="float">
            <text:p>337</text:p>
          </table:table-cell>
          <table:table-cell office:value-type="float" office:value="0.0103449821472" calcext:value-type="float">
            <text:p>0,0103449821</text:p>
          </table:table-cell>
          <table:table-cell office:value-type="float" office:value="19.871986866" calcext:value-type="float">
            <text:p>19,8719868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421767087402" calcext:value-type="float">
            <text:p>97,1421767087</text:p>
          </table:table-cell>
          <table:table-cell table:formula="of:=AVERAGE([.C2:.C11])" office:value-type="float" office:value="2.85782329125982" calcext:value-type="float">
            <text:p>2,85782329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7" calcext:value-type="float">
            <text:p>12237</text:p>
          </table:table-cell>
          <table:table-cell table:formula="of:=AVERAGE([.F2:.F11])" office:value-type="float" office:value="360" calcext:value-type="float">
            <text:p>360</text:p>
          </table:table-cell>
          <table:table-cell table:formula="of:=SUM([.G2:.G11])/10" office:value-type="float" office:value="0.01049489974975" calcext:value-type="float">
            <text:p>0,0104948997</text:p>
          </table:table-cell>
          <table:table-cell table:formula="of:=SUM([.H2:.H11])/10" office:value-type="float" office:value="19.96562769413" calcext:value-type="float">
            <text:p>19,96562769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5.1" calcext:value-type="float">
            <text:p>5795,1</text:p>
          </table:table-cell>
          <table:table-cell table:formula="of:=AVERAGE([.G18:.G27])" office:value-type="float" office:value="67.6" calcext:value-type="float">
            <text:p>67,6</text:p>
          </table:table-cell>
          <table:table-cell/>
          <table:table-cell office:value-type="float" office:value="5736" calcext:value-type="float">
            <text:p>573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table:formula="of:=12597-SUM([.E18:.G18])" office:value-type="float" office:value="6393" calcext:value-type="float">
            <text:p>639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2.4" calcext:value-type="float">
            <text:p>292,4</text:p>
          </table:table-cell>
          <table:table-cell table:formula="of:=AVERAGE([.H18:.H27])" office:value-type="float" office:value="6441.9" calcext:value-type="float">
            <text:p>6441,9</text:p>
          </table:table-cell>
          <table:table-cell/>
          <table:table-cell office:value-type="float" office:value="5883" calcext:value-type="float">
            <text:p>588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68" calcext:value-type="float">
            <text:p>666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7" calcext:value-type="float">
            <text:p>5857</text:p>
          </table:table-cell>
          <table:table-cell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426" calcext:value-type="float">
            <text:p>64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5.1" calcext:value-type="float">
            <text:p>5795,1</text:p>
          </table:table-cell>
          <table:table-cell table:number-columns-repeated="2"/>
          <table:table-cell office:value-type="float" office:value="5696" calcext:value-type="float">
            <text:p>5696</text:p>
          </table:table-cell>
          <table:table-cell office:value-type="float" office:value="350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 table:formula="of:=12597-SUM([.E21:.G21])" office:value-type="float" office:value="6432" calcext:value-type="float">
            <text:p>64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2.4" calcext:value-type="float">
            <text:p>292,4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336" calcext:value-type="float">
            <text:p>336</text:p>
          </table:table-cell>
          <table:table-cell office:value-type="float" office:value="108" calcext:value-type="float">
            <text:p>108</text:p>
          </table:table-cell>
          <table:table-cell table:formula="of:=12597-SUM([.E22:.G22])" office:value-type="float" office:value="6427" calcext:value-type="float">
            <text:p>642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7.6" calcext:value-type="float">
            <text:p>67,6</text:p>
          </table:table-cell>
          <table:table-cell table:number-columns-repeated="2"/>
          <table:table-cell office:value-type="float" office:value="5777" calcext:value-type="float">
            <text:p>5777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  <table:table-cell table:formula="of:=12597-SUM([.E23:.G23])" office:value-type="float" office:value="6391" calcext:value-type="float">
            <text:p>639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1.9" calcext:value-type="float">
            <text:p>6441,9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407" calcext:value-type="float">
            <text:p>640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table:formula="of:=12597-SUM([.E25:.G25])" office:value-type="float" office:value="6483" calcext:value-type="float">
            <text:p>648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3" calcext:value-type="float">
            <text:p>5703</text:p>
          </table:table-cell>
          <table:table-cell office:value-type="float" office:value="342" calcext:value-type="float">
            <text:p>342</text:p>
          </table:table-cell>
          <table:table-cell office:value-type="float" office:value="140" calcext:value-type="float">
            <text:p>140</text:p>
          </table:table-cell>
          <table:table-cell table:formula="of:=12597-SUM([.E26:.G26])" office:value-type="float" office:value="6412" calcext:value-type="float">
            <text:p>641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13" calcext:value-type="float">
            <text:p>313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421767087402" calcext:value-type="float">
            <text:p>0,9714217671</text:p>
          </table:table-cell>
          <table:table-cell table:number-columns-repeated="2"/>
          <table:table-cell table:formula="of:=SUM([.E18:.E27])/10" office:value-type="float" office:value="5795.1" calcext:value-type="float">
            <text:p>5795,1</text:p>
          </table:table-cell>
          <table:table-cell table:formula="of:=SUM([.F18:.F27])/10" office:value-type="float" office:value="292.4" calcext:value-type="float">
            <text:p>292,4</text:p>
          </table:table-cell>
          <table:table-cell table:formula="of:=SUM([.G18:.G27])/10" office:value-type="float" office:value="67.6" calcext:value-type="float">
            <text:p>67,6</text:p>
          </table:table-cell>
          <table:table-cell table:formula="of:=SUM([.H18:.H27])/10" office:value-type="float" office:value="6441.9" calcext:value-type="float">
            <text:p>6441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5782329125982" calcext:value-type="float">
            <text:p>0,0285782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469476521057" calcext:value-type="float">
            <text:p>0,9884694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58049091962" calcext:value-type="float">
            <text:p>0,95658049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55:40.5116761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0S</meta:editing-duration>
    <meta:editing-cycles>8</meta:editing-cycles>
    <meta:generator>LibreOffice/5.1.6.2$Linux_X86_64 LibreOffice_project/10m0$Build-2</meta:generator>
    <dc:date>2018-01-21T15:56:44.759170602</dc:date>
    <meta:document-statistic meta:table-count="1" meta:cell-count="167" meta:object-count="0"/>
  </office:meta>
</office:document-meta>
</file>